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51mm"/>
    </style:style>
    <style:style style:name="co2" style:family="table-column">
      <style:table-column-properties fo:break-before="auto" style:column-width="21.06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3.73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7.15mm"/>
    </style:style>
    <style:style style:name="co10" style:family="table-column">
      <style:table-column-properties fo:break-before="auto" style:column-width="18.57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32.1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position="" style:text-underline-style="none" fo:font-weight="bold" style:font-weight-asian="bold" style:font-weight-complex="bold"/>
    </style:style>
    <style:style style:name="ce10" style:family="table-cell" style:parent-style-name="Default" style:data-style-name="N11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text-position="" style:text-underline-style="none"/>
    </style:style>
    <style:style style:name="ce11" style:family="table-cell" style:parent-style-name="Default" style:data-style-name="N11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text-underline-style="non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14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mm"/>
      <style:text-properties fo:color="#ffffff" style:text-position="" style:text-underline-style="none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mm"/>
      <style:text-properties style:text-position="" style:text-underline-style="none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text-position="" style:text-underline-style="none"/>
    </style:style>
    <style:style style:name="ce17" style:family="table-cell" style:parent-style-name="Default">
      <style:table-cell-properties fo:border="0.06pt solid #000000"/>
      <style:text-properties style:text-position="" style:text-underline-style="none"/>
    </style:style>
    <style:style style:name="ce18" style:family="table-cell" style:parent-style-name="Default" style:data-style-name="N108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style:text-underline-style="none"/>
    </style:style>
    <style:style style:name="ce1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2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 fo:margin-left="0mm"/>
      <style:text-properties fo:color="#ffffff" style:text-position="" style:text-underline-style="none" fo:font-weight="bold" style:font-weight-asian="bold" style:font-weight-complex="bold"/>
    </style:style>
    <style:style style:name="ce20" style:family="table-cell" style:parent-style-name="Default" style:data-style-name="N2">
      <style:table-cell-properties fo:border="0.06pt solid #000000"/>
      <style:text-properties style:text-position="" style:text-underline-style="none"/>
    </style:style>
    <style:style style:name="ce21" style:family="table-cell" style:parent-style-name="Default" style:data-style-name="N2">
      <style:text-properties style:text-position="" style:text-underline-style="none"/>
    </style:style>
    <style:style style:name="ce22" style:family="table-cell" style:parent-style-name="Default" style:data-style-name="N108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style:text-underline-style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style:font-name="Liberation Serif" fo:font-size="6.80000019073486pt" fo:language="en" fo:country="US" style:text-underline-style="none" fo:font-weight="normal" style:font-name-asian="DejaVu Sans" style:font-size-asian="6.80000019073486pt" style:language-asian="en" style:country-asian="US" style:font-weight-asian="normal" style:font-name-complex="DejaVu Sans" style:font-size-complex="6.80000019073486pt" style:language-complex="en" style:country-complex="US" style:font-weight-complex="normal"/>
    </style:style>
    <style:style style:name="ce2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style:text-underline-style="none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2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29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style:text-underline-style="none"/>
    </style:style>
    <style:style style:name="ce3" style:family="table-cell" style:parent-style-name="Default">
      <style:table-cell-properties fo:border-bottom="0.06pt solid #000000" fo:background-color="#1c1c1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style:text-position="" style:text-underline-style="none" fo:font-weight="bold" style:font-weight-asian="bold" style:font-weight-complex="bold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31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position=""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style:text-underline-style="none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style:text-position="" style:text-underline-style="none"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style:text-underline-style="none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style:text-underline-style="none"/>
    </style:style>
    <style:style style:name="ce9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text-position="" style:text-underline-style="none"/>
    </style:style>
    <style:style style:name="ce41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2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1c1c1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45" style:family="table-cell" style:parent-style-name="Default">
      <style:text-properties style:text-underline-style="none"/>
    </style:style>
    <style:style style:name="ce46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49" style:family="table-cell" style:parent-style-name="Default">
      <style:table-cell-properties fo:border-bottom="none" fo:background-color="#ffccff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text-underline-style="none"/>
    </style:style>
    <style:style style:name="ce50" style:family="table-cell" style:parent-style-name="Default" style:data-style-name="N11">
      <style:table-cell-properties fo:border-bottom="0.06pt solid #000000" fo:background-color="#ccffcc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text-underline-style="none"/>
    </style:style>
    <style:style style:name="ce51" style:family="table-cell" style:parent-style-name="Default" style:data-style-name="N11">
      <style:table-cell-properties fo:border-bottom="0.06pt solid #000000" fo:background-color="#ccffcc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54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mm"/>
      <style:text-properties style:text-underline-style="none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57" style:family="table-cell" style:parent-style-name="Default">
      <style:table-cell-properties fo:border="0.06pt solid #000000"/>
      <style:text-properties style:text-underline-style="none"/>
    </style:style>
    <style:style style:name="ce58" style:family="table-cell" style:parent-style-name="Default" style:data-style-name="N108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59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60" style:family="table-cell" style:parent-style-name="Default" style:data-style-name="N2">
      <style:table-cell-properties fo:border="0.06pt solid #000000"/>
      <style:text-properties style:text-underline-style="none"/>
    </style:style>
    <style:style style:name="ce61" style:family="table-cell" style:parent-style-name="Default" style:data-style-name="N2">
      <style:text-properties style:text-underline-style="none"/>
    </style:style>
    <style:style style:name="ce62" style:family="table-cell" style:parent-style-name="Default" style:data-style-name="N108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6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erif" fo:font-size="6.80000019073486pt" fo:language="en" fo:country="US" style:text-underline-style="none" fo:font-weight="normal" style:font-name-asian="DejaVu Sans" style:font-size-asian="6.80000019073486pt" style:language-asian="en" style:country-asian="US" style:font-weight-asian="normal" style:font-name-complex="DejaVu Sans" style:font-size-complex="6.80000019073486pt" style:language-complex="en" style:country-complex="US" style:font-weight-complex="normal"/>
    </style:style>
    <style:style style:name="ce6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68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69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underline-style="none"/>
    </style:style>
    <style:style style:name="ce7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71" style:family="table-cell" style:parent-style-name="Default" style:data-style-name="N11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end" fo:margin-left="0mm"/>
      <style:text-properties style:text-underline-style="none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10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ango [MΩ]</text:p>
          </table:table-cell>
          <table:covered-table-cell table:style-name="ce6"/>
          <table:table-cell table:style-name="ce6" office:value-type="string" calcext:value-type="string">
            <text:p>I máx [nA]</text:p>
          </table:table-cell>
          <table:table-cell table:style-name="ce6" office:value-type="string" calcext:value-type="string">
            <text:p>Escala: x/128 (por soft)</text:p>
          </table:table-cell>
          <table:table-cell table:style-name="ce6" office:value-type="string" calcext:value-type="string">
            <text:p>I [nA]</text:p>
          </table:table-cell>
          <table:table-cell table:style-name="ce6" office:value-type="string" calcext:value-type="string">
            <text:p>ΔV [mV] si ΔZ = 0,1MΩ</text:p>
          </table:table-cell>
          <table:table-cell table:style-name="ce6" office:value-type="string" calcext:value-type="string">
            <text:p>ΔZ [MΩ] si ΔV = kADC</text:p>
          </table:table-cell>
          <table:table-cell table:style-name="ce6" table:formula="of:=&quot;ΔZ [MΩ] si ΔV = &quot; &amp; TRUNC([.$F$3]; 2) &amp; &quot;mV&quot;" office:value-type="string" office:string-value="ΔZ [MΩ] si ΔV = 96,5mV" calcext:value-type="string">
            <text:p>ΔZ [MΩ] si ΔV = 96,5mV</text:p>
          </table:table-cell>
          <table:table-cell table:style-name="ce6" office:value-type="string" calcext:value-type="string">
            <text:p>Vexcursión [V]</text:p>
          </table:table-cell>
          <table:table-cell table:style-name="ce6" office:value-type="string" calcext:value-type="string">
            <text:p>α [kΩ]</text:p>
          </table:table-cell>
          <table:table-cell table:style-name="ce6" office:value-type="string" calcext:value-type="string">
            <text:p>β = α / 0,1 MΩ</text:p>
          </table:table-cell>
          <table:table-cell table:style-name="ce6" office:value-type="string" calcext:value-type="string">
            <text:p>p = ⌈γ β⌉</text:p>
          </table:table-cell>
          <table:table-cell table:style-name="ce6" office:value-type="string" calcext:value-type="string">
            <text:p>Error absoluto [kΩ]</text:p>
          </table:table-cell>
          <table:table-cell table:style-name="ce6" office:value-type="string" calcext:value-type="string">
            <text:p>Error relativo [%]</text:p>
          </table:table-cell>
          <table:table-cell table:style-name="ce12" table:number-columns-repeated="1010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2" calcext:value-type="float" table:number-columns-spanned="1" table:number-rows-spanned="2">
            <text:p>2</text:p>
          </table:table-cell>
          <table:table-cell table:style-name="ce7" table:formula="of:=[.F20]" office:value-type="float" office:value="200" calcext:value-type="float">
            <text:p>200,00</text:p>
          </table:table-cell>
          <table:table-cell table:style-name="ce9" table:formula="of:=MIN(INT(128*Vexc*(1/G)*(1/([.C3]*0.000000001*[.B2]*1000000)));128)" office:value-type="float" office:value="128" calcext:value-type="float">
            <text:p>128</text:p>
          </table:table-cell>
          <table:table-cell table:style-name="ce7" table:formula="of:=[.C2]*[.D3]" office:value-type="float" office:value="200" calcext:value-type="float">
            <text:p>200,00</text:p>
          </table:table-cell>
          <table:table-cell table:style-name="ce7" table:formula="of:=1000*[.E2]*0.000000001*G*100000" office:value-type="float" office:value="90.909090909091" calcext:value-type="float">
            <text:p>90,91</text:p>
          </table:table-cell>
          <table:table-cell table:style-name="ce18" table:formula="of:=0.000001*kADC*0.001*(1/(G*[.E2]*0.000000001))" office:value-type="float" office:value="0.021484375" calcext:value-type="float">
            <text:p>0,021</text:p>
          </table:table-cell>
          <table:table-cell table:style-name="ce18" table:formula="of:=0.000001*[.$F$3]*0.001*(1/(G*[.E2]*0.000000001))" office:value-type="float" office:value="0.10615711252654" calcext:value-type="float">
            <text:p>0,106</text:p>
          </table:table-cell>
          <table:table-cell table:style-name="ce7" table:formula="of:=[.E2]*0.000000001*G*[.B2]*1000000" office:value-type="float" office:value="1.81818181818182" calcext:value-type="float">
            <text:p>1,82</text:p>
          </table:table-cell>
          <table:table-cell table:style-name="ce7" table:formula="of:=0.001*kADC*0.001*(1/(G*[.E2]*0.000000001))" office:value-type="float" office:value="21.484375" calcext:value-type="float">
            <text:p>21,48</text:p>
          </table:table-cell>
          <table:table-cell table:style-name="ce18" table:formula="of:=([.J2]*1000)/100000" office:value-type="float" office:value="0.21484375" calcext:value-type="float">
            <text:p>0,215</text:p>
          </table:table-cell>
          <table:table-cell table:style-name="ce23" table:formula="of:=INT(gamma*[.K2])+1" office:value-type="float" office:value="55" calcext:value-type="float">
            <text:p>55</text:p>
          </table:table-cell>
          <table:table-cell table:style-name="ce26" table:formula="of:=ABS(0.5*[.B2]*1000000-100000*INT(([.L2]*INT((0.5*[.B2]*1000000)/([.J2]*1000)))/gamma))*0.001" office:value-type="float" office:value="100" calcext:value-type="float">
            <text:p>100</text:p>
          </table:table-cell>
          <table:table-cell table:style-name="ce29" table:formula="of:=([.M2]*1000)/(0.5*[.B2]*1000000)" office:value-type="percentage" office:value="0.1" calcext:value-type="percentage">
            <text:p>10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style-name="ce3" office:value-type="float" office:value="0" calcext:value-type="float">
            <text:p>0</text:p>
          </table:covered-table-cell>
          <table:covered-table-cell table:style-name="ce3"/>
          <table:table-cell table:style-name="ce8" table:formula="of:=[.H20]" office:value-type="float" office:value="212.314225053079" calcext:value-type="float">
            <text:p>212,31</text:p>
          </table:table-cell>
          <table:table-cell table:style-name="ce10" table:formula="of:=[.D2]/128" office:value-type="percentage" office:value="1" calcext:value-type="percentage">
            <text:p>100,00%</text:p>
          </table:table-cell>
          <table:table-cell table:style-name="ce8" table:formula="of:=[.C3]*[.D3]" office:value-type="float" office:value="212.314225053079" calcext:value-type="float">
            <text:p>212,31</text:p>
          </table:table-cell>
          <table:table-cell table:style-name="ce13" table:formula="of:=1000*[.E3]*0.000000001*G*100000" office:value-type="float" office:value="96.5064659332178" calcext:value-type="float">
            <text:p>96,51</text:p>
          </table:table-cell>
          <table:table-cell table:style-name="ce19" table:formula="of:=0.000001*kADC*0.001*(1/(G*[.E3]*0.000000001))" office:value-type="float" office:value="0.0202382812499999" calcext:value-type="float">
            <text:p>0,020</text:p>
          </table:table-cell>
          <table:table-cell table:style-name="ce19" table:formula="of:=0.000001*[.$F$3]*0.001*(1/(G*[.E3]*0.000000001))" office:value-type="float" office:value="0.1" calcext:value-type="float">
            <text:p>0,100</text:p>
          </table:table-cell>
          <table:table-cell table:style-name="ce8" table:formula="of:=[.E3]*0.000000001*G*[.B2]*1000000" office:value-type="float" office:value="1.93012931866436" calcext:value-type="float">
            <text:p>1,93</text:p>
          </table:table-cell>
          <table:table-cell table:style-name="ce8" table:formula="of:=0.001*kADC*0.001*(1/(G*[.E3]*0.000000001))" office:value-type="float" office:value="20.2382812499999" calcext:value-type="float">
            <text:p>20,24</text:p>
          </table:table-cell>
          <table:table-cell table:style-name="ce19" table:formula="of:=([.J3]*1000)/100000" office:value-type="float" office:value="0.202382812499999" calcext:value-type="float">
            <text:p>0,202</text:p>
          </table:table-cell>
          <table:table-cell table:style-name="ce24" table:formula="of:=INT(gamma*[.K3])+1" office:value-type="float" office:value="52" calcext:value-type="float">
            <text:p>52</text:p>
          </table:table-cell>
          <table:table-cell table:style-name="ce27" table:formula="of:=ABS(0.5*[.B2]*1000000-100000*INT(([.L3]*INT((0.5*[.B2]*1000000)/([.J3]*1000)))/gamma))*0.001" office:value-type="float" office:value="100" calcext:value-type="float">
            <text:p>100</text:p>
          </table:table-cell>
          <table:table-cell table:style-name="ce30" table:formula="of:=([.M3]*1000)/(0.5*[.B2]*1000000)" office:value-type="percentage" office:value="0.1" calcext:value-type="percentage">
            <text:p>10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7" table:formula="of:=[.F18]" office:value-type="float" office:value="80" calcext:value-type="float">
            <text:p>80,00</text:p>
          </table:table-cell>
          <table:table-cell table:style-name="ce9" table:formula="of:=MIN(INT(128*Vexc*(1/G)*(1/([.C5]*0.000000001*[.B4]*1000000)));128)" office:value-type="float" office:value="84" calcext:value-type="float">
            <text:p>84</text:p>
          </table:table-cell>
          <table:table-cell table:style-name="ce7" table:formula="of:=[.C4]*[.D5]" office:value-type="float" office:value="52.5" calcext:value-type="float">
            <text:p>52,50</text:p>
          </table:table-cell>
          <table:table-cell table:style-name="ce7" table:formula="of:=1000*[.E4]*0.000000001*G*100000" office:value-type="float" office:value="23.8636363636364" calcext:value-type="float">
            <text:p>23,86</text:p>
          </table:table-cell>
          <table:table-cell table:style-name="ce18" table:formula="of:=0.000001*kADC*0.001*(1/(G*[.E4]*0.000000001))" office:value-type="float" office:value="0.081845238095238" calcext:value-type="float">
            <text:p>0,082</text:p>
          </table:table-cell>
          <table:table-cell table:style-name="ce18" table:formula="of:=0.000001*[.$F$3]*0.001*(1/(G*[.E4]*0.000000001))" office:value-type="float" office:value="0.40440804772015" calcext:value-type="float">
            <text:p>0,404</text:p>
          </table:table-cell>
          <table:table-cell table:style-name="ce7" table:formula="of:=[.E4]*0.000000001*G*[.B4]*1000000" office:value-type="float" office:value="1.90909090909091" calcext:value-type="float">
            <text:p>1,91</text:p>
          </table:table-cell>
          <table:table-cell table:style-name="ce7" table:formula="of:=0.001*kADC*0.001*(1/(G*[.E4]*0.000000001))" office:value-type="float" office:value="81.845238095238" calcext:value-type="float">
            <text:p>81,85</text:p>
          </table:table-cell>
          <table:table-cell table:style-name="ce18" table:formula="of:=([.J4]*1000)/100000" office:value-type="float" office:value="0.81845238095238" calcext:value-type="float">
            <text:p>0,818</text:p>
          </table:table-cell>
          <table:table-cell table:style-name="ce23" table:formula="of:=INT(gamma*[.K4])+1" office:value-type="float" office:value="210" calcext:value-type="float">
            <text:p>210</text:p>
          </table:table-cell>
          <table:table-cell table:style-name="ce26" table:formula="of:=ABS(0.5*[.B4]*1000000-100000*INT(([.L4]*INT((0.5*[.B4]*1000000)/([.J4]*1000)))/gamma))*0.001" office:value-type="float" office:value="100" calcext:value-type="float">
            <text:p>100</text:p>
          </table:table-cell>
          <table:table-cell table:style-name="ce29" table:formula="of:=([.M4]*1000)/(0.5*[.B4]*1000000)" office:value-type="percentage" office:value="0.025" calcext:value-type="percentage">
            <text:p>2,5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number-columns-repeated="2" table:style-name="ce3"/>
          <table:table-cell table:style-name="ce8" table:formula="of:=[.H18]" office:value-type="float" office:value="83.2639467110741" calcext:value-type="float">
            <text:p>83,26</text:p>
          </table:table-cell>
          <table:table-cell table:style-name="ce10" table:formula="of:=[.D4]/128" office:value-type="percentage" office:value="0.65625" calcext:value-type="percentage">
            <text:p>65,63%</text:p>
          </table:table-cell>
          <table:table-cell table:style-name="ce8" table:formula="of:=[.C5]*[.D5]" office:value-type="float" office:value="54.6419650291424" calcext:value-type="float">
            <text:p>54,64</text:p>
          </table:table-cell>
          <table:table-cell table:style-name="ce8" table:formula="of:=1000*[.E5]*0.000000001*G*100000" office:value-type="float" office:value="24.8372568314284" calcext:value-type="float">
            <text:p>24,84</text:p>
          </table:table-cell>
          <table:table-cell table:style-name="ce19" table:formula="of:=0.000001*kADC*0.001*(1/(G*[.E5]*0.000000001))" office:value-type="float" office:value="0.0786369047619047" calcext:value-type="float">
            <text:p>0,079</text:p>
          </table:table-cell>
          <table:table-cell table:style-name="ce19" table:formula="of:=0.000001*[.$F$3]*0.001*(1/(G*[.E5]*0.000000001))" office:value-type="float" office:value="0.38855525224952" calcext:value-type="float">
            <text:p>0,389</text:p>
          </table:table-cell>
          <table:table-cell table:style-name="ce8" table:formula="of:=[.E5]*0.000000001*G*[.B4]*1000000" office:value-type="float" office:value="1.98698054651427" calcext:value-type="float">
            <text:p>1,99</text:p>
          </table:table-cell>
          <table:table-cell table:style-name="ce8" table:formula="of:=0.001*kADC*0.001*(1/(G*[.E5]*0.000000001))" office:value-type="float" office:value="78.6369047619047" calcext:value-type="float">
            <text:p>78,64</text:p>
          </table:table-cell>
          <table:table-cell table:style-name="ce19" table:formula="of:=([.J5]*1000)/100000" office:value-type="float" office:value="0.786369047619047" calcext:value-type="float">
            <text:p>0,786</text:p>
          </table:table-cell>
          <table:table-cell table:style-name="ce24" table:formula="of:=INT(gamma*[.K5])+1" office:value-type="float" office:value="202" calcext:value-type="float">
            <text:p>202</text:p>
          </table:table-cell>
          <table:table-cell table:style-name="ce27" table:formula="of:=ABS(0.5*[.B4]*1000000-100000*INT(([.L5]*INT((0.5*[.B4]*1000000)/([.J5]*1000)))/gamma))*0.001" office:value-type="float" office:value="100" calcext:value-type="float">
            <text:p>100</text:p>
          </table:table-cell>
          <table:table-cell table:style-name="ce30" table:formula="of:=([.M5]*1000)/(0.5*[.B4]*1000000)" office:value-type="percentage" office:value="0.025" calcext:value-type="percentage">
            <text:p>2,5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7" table:formula="of:=[.F17]" office:value-type="float" office:value="30" calcext:value-type="float">
            <text:p>30,00</text:p>
          </table:table-cell>
          <table:table-cell table:style-name="ce9" table:formula="of:=MIN(INT(128*Vexc*(1/G)*(1/([.C7]*0.000000001*[.B6]*1000000)));128)" office:value-type="float" office:value="92" calcext:value-type="float">
            <text:p>92</text:p>
          </table:table-cell>
          <table:table-cell table:style-name="ce7" table:formula="of:=[.C6]*[.D7]" office:value-type="float" office:value="21.5625" calcext:value-type="float">
            <text:p>21,56</text:p>
          </table:table-cell>
          <table:table-cell table:style-name="ce7" table:formula="of:=1000*[.E6]*0.000000001*G*100000" office:value-type="float" office:value="9.80113636363638" calcext:value-type="float">
            <text:p>9,80</text:p>
          </table:table-cell>
          <table:table-cell table:style-name="ce18" table:formula="of:=0.000001*kADC*0.001*(1/(G*[.E6]*0.000000001))" office:value-type="float" office:value="0.19927536231884" calcext:value-type="float">
            <text:p>0,199</text:p>
          </table:table-cell>
          <table:table-cell table:style-name="ce18" table:formula="of:=0.000001*[.$F$3]*0.001*(1/(G*[.E6]*0.000000001))" office:value-type="float" office:value="0.984645681405584" calcext:value-type="float">
            <text:p>0,985</text:p>
          </table:table-cell>
          <table:table-cell table:style-name="ce7" table:formula="of:=[.E6]*0.000000001*G*[.B6]*1000000" office:value-type="float" office:value="1.96022727272728" calcext:value-type="float">
            <text:p>1,96</text:p>
          </table:table-cell>
          <table:table-cell table:style-name="ce7" table:formula="of:=0.001*[.$H$13]*0.001*(1/([.$F$13]*[.E6]*0.000000001))" office:value-type="float" office:value="199.27536231884" calcext:value-type="float">
            <text:p>199,28</text:p>
          </table:table-cell>
          <table:table-cell table:style-name="ce18" table:formula="of:=([.J6]*1000)/100000" office:value-type="float" office:value="1.9927536231884" calcext:value-type="float">
            <text:p>1,993</text:p>
          </table:table-cell>
          <table:table-cell table:style-name="ce23" table:formula="of:=INT(gamma*[.K6])+1" office:value-type="float" office:value="511" calcext:value-type="float">
            <text:p>511</text:p>
          </table:table-cell>
          <table:table-cell table:style-name="ce26" table:formula="of:=ABS(0.5*[.B6]*1000000-100000*INT(([.L6]*INT((0.5*[.B6]*1000000)/([.J6]*1000)))/gamma))*0.001" office:value-type="float" office:value="100" calcext:value-type="float">
            <text:p>100</text:p>
          </table:table-cell>
          <table:table-cell table:style-name="ce29" table:formula="of:=([.M6]*1000)/(0.5*[.B6]*1000000)" office:value-type="percentage" office:value="0.01" calcext:value-type="percentage">
            <text:p>1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number-columns-repeated="2" table:style-name="ce3"/>
          <table:table-cell table:style-name="ce8" table:formula="of:=[.H17]" office:value-type="float" office:value="30.2938503483793" calcext:value-type="float">
            <text:p>30,29</text:p>
          </table:table-cell>
          <table:table-cell table:style-name="ce10" table:formula="of:=[.D6]/128" office:value-type="percentage" office:value="0.71875" calcext:value-type="percentage">
            <text:p>71,88%</text:p>
          </table:table-cell>
          <table:table-cell table:style-name="ce8" table:formula="of:=[.C7]*[.D7]" office:value-type="float" office:value="21.7737049378976" calcext:value-type="float">
            <text:p>21,77</text:p>
          </table:table-cell>
          <table:table-cell table:style-name="ce8" table:formula="of:=1000*[.E7]*0.000000001*G*100000" office:value-type="float" office:value="9.89713860813529" calcext:value-type="float">
            <text:p>9,90</text:p>
          </table:table-cell>
          <table:table-cell table:style-name="ce19" table:formula="of:=0.000001*kADC*0.001*(1/(G*[.E7]*0.000000001))" office:value-type="float" office:value="0.197342391304348" calcext:value-type="float">
            <text:p>0,197</text:p>
          </table:table-cell>
          <table:table-cell table:style-name="ce19" table:formula="of:=0.000001*[.$F$3]*0.001*(1/(G*[.E7]*0.000000001))" office:value-type="float" office:value="0.975094618295949" calcext:value-type="float">
            <text:p>0,975</text:p>
          </table:table-cell>
          <table:table-cell table:style-name="ce8" table:formula="of:=[.E7]*0.000000001*G*[.B6]*1000000" office:value-type="float" office:value="1.97942772162706" calcext:value-type="float">
            <text:p>1,98</text:p>
          </table:table-cell>
          <table:table-cell table:style-name="ce8" table:formula="of:=0.001*[.$H$13]*0.001*(1/([.$F$13]*[.E7]*0.000000001))" office:value-type="float" office:value="197.342391304347" calcext:value-type="float">
            <text:p>197,34</text:p>
          </table:table-cell>
          <table:table-cell table:style-name="ce19" table:formula="of:=([.J7]*1000)/100000" office:value-type="float" office:value="1.97342391304347" calcext:value-type="float">
            <text:p>1,973</text:p>
          </table:table-cell>
          <table:table-cell table:style-name="ce24" table:formula="of:=INT(gamma*[.K7])+1" office:value-type="float" office:value="506" calcext:value-type="float">
            <text:p>506</text:p>
          </table:table-cell>
          <table:table-cell table:style-name="ce27" table:formula="of:=ABS(0.5*[.B6]*1000000-100000*INT(([.L7]*INT((0.5*[.B6]*1000000)/([.J7]*1000)))/gamma))*0.001" office:value-type="float" office:value="200" calcext:value-type="float">
            <text:p>200</text:p>
          </table:table-cell>
          <table:table-cell table:style-name="ce30" table:formula="of:=([.M7]*1000)/(0.5*[.B6]*1000000)" office:value-type="percentage" office:value="0.02" calcext:value-type="percentage">
            <text:p>2,00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table-cell table:style-name="ce2" office:value-type="float" office:value="0" calcext:value-type="float" table:number-columns-spanned="1" table:number-rows-spanned="2">
            <text:p>0</text:p>
          </table:table-cell>
          <table:table-cell table:style-name="ce2" office:value-type="float" office:value="60" calcext:value-type="float" table:number-columns-spanned="1" table:number-rows-spanned="2">
            <text:p>60</text:p>
          </table:table-cell>
          <table:table-cell table:style-name="ce7" table:formula="of:=[.F17]" office:value-type="float" office:value="30" calcext:value-type="float">
            <text:p>30,00</text:p>
          </table:table-cell>
          <table:table-cell table:style-name="ce9" table:formula="of:=MIN(INT(128*Vexc*(1/G)*(1/([.C9]*0.000000001*[.B8]*1000000)));128)" office:value-type="float" office:value="30" calcext:value-type="float">
            <text:p>30</text:p>
          </table:table-cell>
          <table:table-cell table:style-name="ce7" table:formula="of:=[.C8]*[.D9]" office:value-type="float" office:value="7.03125" calcext:value-type="float">
            <text:p>7,03</text:p>
          </table:table-cell>
          <table:table-cell table:style-name="ce7" table:formula="of:=1000*[.E8]*0.000000001*G*100000" office:value-type="float" office:value="3.19602272727273" calcext:value-type="float">
            <text:p>3,20</text:p>
          </table:table-cell>
          <table:table-cell table:style-name="ce18" table:formula="of:=0.000001*kADC*0.001*(1/(G*[.E8]*0.000000001))" office:value-type="float" office:value="0.61111111111111" calcext:value-type="float">
            <text:p>0,611</text:p>
          </table:table-cell>
          <table:table-cell table:style-name="ce18" table:formula="of:=0.000001*[.$F$3]*0.001*(1/(G*[.E8]*0.000000001))" office:value-type="float" office:value="3.01958008964379" calcext:value-type="float">
            <text:p>3,020</text:p>
          </table:table-cell>
          <table:table-cell table:style-name="ce7" table:formula="of:=[.E8]*0.000000001*G*[.B8]*1000000" office:value-type="float" office:value="1.91761363636364" calcext:value-type="float">
            <text:p>1,92</text:p>
          </table:table-cell>
          <table:table-cell table:style-name="ce7" table:formula="of:=0.001*[.$H$13]*0.001*(1/([.$F$13]*[.E8]*0.000000001))" office:value-type="float" office:value="611.11111111111" calcext:value-type="float">
            <text:p>611,11</text:p>
          </table:table-cell>
          <table:table-cell table:style-name="ce22" table:formula="of:=([.J8]*1000)/100000" office:value-type="float" office:value="6.1111111111111" calcext:value-type="float">
            <text:p>6,111</text:p>
          </table:table-cell>
          <table:table-cell table:style-name="ce23" table:formula="of:=INT(gamma*[.K8])+1" office:value-type="float" office:value="1565" calcext:value-type="float">
            <text:p>1565</text:p>
          </table:table-cell>
          <table:table-cell table:style-name="ce28" table:formula="of:=ABS(0.5*[.B8]*1000000-100000*INT(([.L8]*INT((0.5*[.B8]*1000000)/([.J8]*1000)))/gamma))*0.001" office:value-type="float" office:value="100" calcext:value-type="float">
            <text:p>100</text:p>
          </table:table-cell>
          <table:table-cell table:style-name="ce31" table:formula="of:=([.M8]*1000)/(0.5*[.B8]*1000000)" office:value-type="percentage" office:value="0.00333333333333333" calcext:value-type="percentage">
            <text:p>0,33%</text:p>
          </table:table-cell>
          <table:table-cell table:style-name="ce32" table:number-columns-repeated="3"/>
          <table:table-cell table:number-columns-repeated="1007"/>
        </table:table-row>
        <table:table-row table:style-name="ro1">
          <table:covered-table-cell table:number-columns-repeated="2" table:style-name="ce3"/>
          <table:table-cell table:style-name="ce8" table:formula="of:=[.H17]" office:value-type="float" office:value="30.2938503483793" calcext:value-type="float">
            <text:p>30,29</text:p>
          </table:table-cell>
          <table:table-cell table:style-name="ce11" table:formula="of:=[.D8]/128" office:value-type="percentage" office:value="0.234375" calcext:value-type="percentage">
            <text:p>23,44%</text:p>
          </table:table-cell>
          <table:table-cell table:style-name="ce8" table:formula="of:=[.C9]*[.D9]" office:value-type="float" office:value="7.1001211754014" calcext:value-type="float">
            <text:p>7,10</text:p>
          </table:table-cell>
          <table:table-cell table:style-name="ce8" table:formula="of:=1000*[.E9]*0.000000001*G*100000" office:value-type="float" office:value="3.22732780700064" calcext:value-type="float">
            <text:p>3,23</text:p>
          </table:table-cell>
          <table:table-cell table:style-name="ce19" table:formula="of:=0.000001*kADC*0.001*(1/(G*[.E9]*0.000000001))" office:value-type="float" office:value="0.605183333333332" calcext:value-type="float">
            <text:p>0,605</text:p>
          </table:table-cell>
          <table:table-cell table:style-name="ce19" table:formula="of:=0.000001*[.$F$3]*0.001*(1/(G*[.E9]*0.000000001))" office:value-type="float" office:value="2.99029016277424" calcext:value-type="float">
            <text:p>2,990</text:p>
          </table:table-cell>
          <table:table-cell table:style-name="ce8" table:formula="of:=[.E9]*0.000000001*G*[.B8]*1000000" office:value-type="float" office:value="1.93639668420038" calcext:value-type="float">
            <text:p>1,94</text:p>
          </table:table-cell>
          <table:table-cell table:style-name="ce8" table:formula="of:=0.001*[.$H$13]*0.001*(1/([.$F$13]*[.E9]*0.000000001))" office:value-type="float" office:value="605.183333333332" calcext:value-type="float">
            <text:p>605,18</text:p>
          </table:table-cell>
          <table:table-cell table:style-name="ce19" table:formula="of:=([.J9]*1000)/100000" office:value-type="float" office:value="6.05183333333332" calcext:value-type="float">
            <text:p>6,052</text:p>
          </table:table-cell>
          <table:table-cell table:style-name="ce24" table:formula="of:=INT(gamma*[.K9])+1" office:value-type="float" office:value="1550" calcext:value-type="float">
            <text:p>1550</text:p>
          </table:table-cell>
          <table:table-cell table:style-name="ce27" table:formula="of:=ABS(0.5*[.B8]*1000000-100000*INT(([.L9]*INT((0.5*[.B8]*1000000)/([.J9]*1000)))/gamma))*0.001" office:value-type="float" office:value="400" calcext:value-type="float">
            <text:p>400</text:p>
          </table:table-cell>
          <table:table-cell table:style-name="ce30" table:formula="of:=([.M9]*1000)/(0.5*[.B8]*1000000)" office:value-type="percentage" office:value="0.0133333333333333" calcext:value-type="percentage">
            <text:p>1,33%</text:p>
          </table:table-cell>
          <table:table-cell table:style-name="ce32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3"/>
          <table:table-cell table:style-name="ce12" table:number-columns-repeated="2"/>
          <table:table-cell table:style-name="ce14" office:value-type="string" calcext:value-type="string">
            <text:p>G OpAmp ADC</text:p>
          </table:table-cell>
          <table:table-cell table:style-name="ce14" office:value-type="string" calcext:value-type="string">
            <text:p>Vexcursión deseado [V]</text:p>
          </table:table-cell>
          <table:table-cell table:style-name="ce14" office:value-type="string" calcext:value-type="string">
            <text:p>kADC [mV]</text:p>
          </table:table-cell>
          <table:table-cell table:style-name="ce14" office:value-type="string" calcext:value-type="string">
            <text:p>γ = 2^k</text:p>
          </table:table-cell>
          <table:table-cell table:style-name="ce12" table:number-columns-repeated="1015"/>
        </table:table-row>
        <table:table-row table:style-name="ro1">
          <table:table-cell table:style-name="ce5" table:number-columns-repeated="5"/>
          <table:table-cell table:style-name="ce15" table:formula="of:=50/11" office:value-type="float" office:value="4.54545454545455" calcext:value-type="float">
            <text:p>4,55</text:p>
          </table:table-cell>
          <table:table-cell table:style-name="ce15" office:value-type="float" office:value="2" calcext:value-type="float">
            <text:p>2,00</text:p>
          </table:table-cell>
          <table:table-cell table:style-name="ce20" table:formula="of:=1000*5/(2^8)" office:value-type="float" office:value="19.53125" calcext:value-type="float">
            <text:p>19,53</text:p>
          </table:table-cell>
          <table:table-cell table:style-name="ce17" table:formula="of:=2^8" office:value-type="float" office:value="256" calcext:value-type="float">
            <text:p>256</text:p>
          </table:table-cell>
          <table:table-cell table:number-columns-repeated="1015"/>
        </table:table-row>
        <table:table-row table:style-name="ro1">
          <table:table-cell table:style-name="ce5" table:number-columns-repeated="5"/>
          <table:table-cell table:style-name="ce16" table:number-columns-repeated="2"/>
          <table:table-cell table:style-name="ce21"/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12" table:number-columns-repeated="2"/>
          <table:table-cell table:style-name="ce5" table:number-columns-repeated="3"/>
          <table:table-cell table:style-name="ce12" table:number-columns-repeated="1016"/>
        </table:table-row>
        <table:table-row table:style-name="ro1">
          <table:table-cell table:style-name="ce5" table:number-columns-repeated="5"/>
          <table:table-cell table:style-name="ce14" office:value-type="string" calcext:value-type="string">
            <text:p>Corriente deseada [nA]</text:p>
          </table:table-cell>
          <table:table-cell table:style-name="ce14" office:value-type="string" calcext:value-type="string">
            <text:p>R multiplexada <text:s/>[kΩ]</text:p>
          </table:table-cell>
          <table:table-cell table:style-name="ce14" office:value-type="string" calcext:value-type="string">
            <text:p>Corriente final [nA]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300" calcext:value-type="float">
            <text:p>3300</text:p>
          </table:table-cell>
          <table:table-cell table:style-name="ce15" table:formula="of:=100000/([.G17]+1)" office:value-type="float" office:value="30.2938503483793" calcext:value-type="float">
            <text:p>30,29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200" calcext:value-type="float">
            <text:p>1200</text:p>
          </table:table-cell>
          <table:table-cell table:style-name="ce15" table:formula="of:=100000/([.G18]+1)" office:value-type="float" office:value="83.2639467110741" calcext:value-type="float">
            <text:p>83,26</text:p>
          </table:table-cell>
          <table:table-cell table:number-columns-repeated="3"/>
          <table:table-cell table:style-name="ce25"/>
          <table:table-cell table:number-columns-repeated="1012"/>
        </table:table-row>
        <table:table-row table:style-name="ro1">
          <table:table-cell table:style-name="ce5" table:number-columns-repeated="3"/>
          <table:table-cell table:number-columns-repeated="2"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820" calcext:value-type="float">
            <text:p>820</text:p>
          </table:table-cell>
          <table:table-cell table:style-name="ce15" table:formula="of:=100000/([.G19]+1)" office:value-type="float" office:value="121.802679658953" calcext:value-type="float">
            <text:p>121,8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470" calcext:value-type="float">
            <text:p>470</text:p>
          </table:table-cell>
          <table:table-cell table:style-name="ce15" table:formula="of:=100000/([.G20]+1)" office:value-type="float" office:value="212.314225053079" calcext:value-type="float">
            <text:p>212,3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G" table:base-cell-address="$Hoja1.$F$17" table:cell-range-address="$Hoja1.$F$13"/>
        <table:named-range table:name="gamma" table:base-cell-address="$Hoja1.$I$13" table:cell-range-address="$Hoja1.$I$13"/>
        <table:named-range table:name="kADC" table:base-cell-address="$Hoja1.$H$17" table:cell-range-address="$Hoja1.$H$13"/>
        <table:named-range table:name="Vexc" table:base-cell-address="$Hoja1.$G$17" table:cell-range-address="$Hoja1.$G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left="0mm" fo:margin-right="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9:43:46.607529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Bihurriet</meta:initial-creator>
    <meta:creation-date>2015-11-17T07:41:20.824022406</meta:creation-date>
    <dc:date>2015-11-24T19:47:09.680178583</dc:date>
    <dc:creator>Francisco Bihurriet</dc:creator>
    <meta:editing-duration>PT4H1M48S</meta:editing-duration>
    <meta:editing-cycles>41</meta:editing-cycles>
    <meta:generator>LibreOffice/5.0.2.2$Linux_X86_64 LibreOffice_project/00m0$Build-2</meta:generator>
    <meta:document-statistic meta:table-count="1" meta:cell-count="141" meta:object-count="0"/>
  </office:meta>
</office:document-meta>
</file>